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668cm" fo:min-width="4.482cm"/>
    </style:style>
    <style:style style:name="gr2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766cm" fo:min-width="4.58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ffffff" draw:fill-image-width="0cm" draw:fill-image-height="0cm"/>
      <style:paragraph-properties fo:text-align="center"/>
      <style:text-properties style:font-name="CMU Serif"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style:font-name="CMU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.016cm" svg:x="1cm" svg:y="1cm">
          <text:p text:style-name="P1"><text:span text:style-name="T1">execut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08cm" svg:height="1.016cm" svg:x="1cm" svg:y="7.096cm">
          <text:p text:style-name="P3"><text:span text:style-name="T1">add instruction to front of</text:span></text:p>
          <text:p text:style-name="P3"><text:span text:style-name="T1">list of active instru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1cm" svg:y="3.032cm">
          <text:p text:style-name="P3"><text:span text:style-name="T1">fetch instruction</text:span></text:p>
          <text:p text:style-name="P3"><text:span text:style-name="T1">from instruction memo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1cm" svg:y="9.128cm">
          <text:p text:style-name="P3"><text:span text:style-name="T1">get last element of</text:span></text:p>
          <text:p text:style-name="P3"><text:span text:style-name="T1">list of active instru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1cm" svg:y="5.064cm">
          <text:p text:style-name="P3"><text:span text:style-name="T1">Instruction status = INI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0T09:39:52.591303790</meta:creation-date>
    <dc:date>2017-04-10T10:43:18.674427191</dc:date>
    <meta:editing-duration>PT10M2S</meta:editing-duration>
    <meta:editing-cycles>1</meta:editing-cycles>
    <meta:document-statistic meta:object-count="5"/>
    <meta:generator>LibreOffice/5.0.6.2$Linux_X86_64 LibreOffice_project/00$Build-2</meta:generator>
  </office:meta>
</office:document-meta>
</file>